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62f9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rsid="00162f9e"/>
    </style:style>
    <style:style style:name="P3" style:family="paragraph" style:parent-style-name="Text_20_body" style:list-style-name="L1">
      <style:text-properties officeooo:rsid="00162f9e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rsid="00162f9e"/>
    </style:style>
    <style:style style:name="P5" style:family="paragraph" style:parent-style-name="Text_20_body" style:list-style-name="L2">
      <style:text-properties officeooo:rsid="00162f9e"/>
    </style:style>
    <style:style style:name="P6" style:family="paragraph" style:parent-style-name="Text_20_body" style:list-style-name="L3">
      <style:paragraph-properties fo:margin-top="0cm" fo:margin-bottom="0cm" style:contextual-spacing="false"/>
      <style:text-properties officeooo:rsid="00162f9e"/>
    </style:style>
    <style:style style:name="P7" style:family="paragraph" style:parent-style-name="Text_20_body" style:list-style-name="L3">
      <style:text-properties officeooo:rsid="00162f9e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officeooo:rsid="00162f9e"/>
    </style:style>
    <style:style style:name="P9" style:family="paragraph" style:parent-style-name="Text_20_body" style:list-style-name="L4">
      <style:text-properties officeooo:rsid="00162f9e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rsid="00162f9e"/>
    </style:style>
    <style:style style:name="P11" style:family="paragraph" style:parent-style-name="Text_20_body" style:list-style-name="L5">
      <style:text-properties officeooo:rsid="00162f9e"/>
    </style:style>
    <style:style style:name="P12" style:family="paragraph" style:parent-style-name="Text_20_body" style:list-style-name="L6">
      <style:paragraph-properties fo:margin-top="0cm" fo:margin-bottom="0cm" style:contextual-spacing="false"/>
      <style:text-properties officeooo:rsid="00162f9e"/>
    </style:style>
    <style:style style:name="P13" style:family="paragraph" style:parent-style-name="Text_20_body" style:list-style-name="L6">
      <style:text-properties officeooo:rsid="00162f9e"/>
    </style:style>
    <style:style style:name="P14" style:family="paragraph" style:parent-style-name="Text_20_body" style:list-style-name="L7">
      <style:paragraph-properties fo:margin-top="0cm" fo:margin-bottom="0cm" style:contextual-spacing="false"/>
      <style:text-properties officeooo:rsid="00162f9e"/>
    </style:style>
    <style:style style:name="P15" style:family="paragraph" style:parent-style-name="Text_20_body" style:list-style-name="L7">
      <style:text-properties officeooo:rsid="00162f9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Garden Service Testimonials &amp; Reviews Usually Cover</text:span></text:p>
      <text:p text:style-name="P1">⭐ Quality of Work</text:p>
      <text:list text:style-name="L1">
        <text:list-item>
          <text:p text:style-name="P2">How tidy, thorough, and professional the gardeners were </text:p>
        </text:list-item>
        <text:list-item>
          <text:p text:style-name="P2">Whether the garden looked noticeably improved </text:p>
        </text:list-item>
        <text:list-item>
          <text:p text:style-name="P3">Specific tasks praised (hedge trimming, lawn care, clearance, pruning, etc.) </text:p>
        </text:list-item>
      </text:list>
      <text:p text:style-name="P1">⭐ Reliability &amp; Communication</text:p>
      <text:list text:style-name="L2">
        <text:list-item>
          <text:p text:style-name="P4">Turning up on time </text:p>
        </text:list-item>
        <text:list-item>
          <text:p text:style-name="P4">Clear communication before and during the job </text:p>
        </text:list-item>
        <text:list-item>
          <text:p text:style-name="P5">Ease of booking and responsiveness </text:p>
        </text:list-item>
      </text:list>
      <text:p text:style-name="P1">⭐ Professionalism &amp; Attitude</text:p>
      <text:list text:style-name="L3">
        <text:list-item>
          <text:p text:style-name="P6">Friendly, respectful, and approachable team </text:p>
        </text:list-item>
        <text:list-item>
          <text:p text:style-name="P6">Willingness to go the extra mile </text:p>
        </text:list-item>
        <text:list-item>
          <text:p text:style-name="P7">Care taken around property, pets, or delicate plants </text:p>
        </text:list-item>
      </text:list>
      <text:p text:style-name="P1">⭐ Value for Money</text:p>
      <text:list text:style-name="L4">
        <text:list-item>
          <text:p text:style-name="P8">Fair pricing </text:p>
        </text:list-item>
        <text:list-item>
          <text:p text:style-name="P8">Transparency with quotes </text:p>
        </text:list-item>
        <text:list-item>
          <text:p text:style-name="P9">Whether the client felt the service was worth the cost </text:p>
        </text:list-item>
      </text:list>
      <text:p text:style-name="P1">⭐ Before/After Impact</text:p>
      <text:list text:style-name="L5">
        <text:list-item>
          <text:p text:style-name="P10">How the garden changed </text:p>
        </text:list-item>
        <text:list-item>
          <text:p text:style-name="P10">How the client now uses or enjoys the space </text:p>
        </text:list-item>
        <text:list-item>
          <text:p text:style-name="P11">Comments like “transformed my garden” or “looks amazing again” </text:p>
        </text:list-item>
      </text:list>
      <text:p text:style-name="P1">⭐ Repeat Business &amp; Recommendations</text:p>
      <text:list text:style-name="L6">
        <text:list-item>
          <text:p text:style-name="P12">Clients saying they would hire again </text:p>
        </text:list-item>
        <text:list-item>
          <text:p text:style-name="P12">Clients recommending the service to neighbours or family </text:p>
        </text:list-item>
        <text:list-item>
          <text:p text:style-name="P13">Long‑term customers praising consistency </text:p>
        </text:list-item>
      </text:list>
      <text:p text:style-name="P1">🌱 Optional Extras You Can Include</text:p>
      <text:p text:style-name="P1">These help your testimonials feel more authentic and structured:</text:p>
      <text:list text:style-name="L7">
        <text:list-item>
          <text:p text:style-name="P14"><text:span text:style-name="Strong_20_Emphasis">Client name + area</text:span> (e.g., “Sarah, Cleethorpes”) </text:p>
        </text:list-item>
        <text:list-item>
          <text:p text:style-name="P14"><text:span text:style-name="Strong_20_Emphasis">Type of job</text:span> (e.g., “Garden clearance and hedge reduction”) </text:p>
        </text:list-item>
        <text:list-item>
          <text:p text:style-name="P14"><text:span text:style-name="Strong_20_Emphasis">Before/after photos</text:span> </text:p>
        </text:list-item>
        <text:list-item>
          <text:p text:style-name="P15"><text:span text:style-name="Strong_20_Emphasis">Star rating</text:span> (if you want a more modern review layout) </text:p>
        </text:list-item>
      </text:list>
      <text:p text:style-name="P1">If you want, I can help you <text:span text:style-name="Strong_20_Emphasis">write a full Testimonials page</text:span>, create <text:span text:style-name="Strong_20_Emphasis">sample reviews</text:span>, or tailor them to your gardening brand’s tone.</text:p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17:20:31.036460800</meta:creation-date>
    <dc:date>2026-02-22T19:22:49.845751700</dc:date>
    <meta:editing-duration>PT1H1M55S</meta:editing-duration>
    <meta:editing-cycles>7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2" meta:word-count="233" meta:character-count="1394" meta:non-whitespace-character-count="1193"/>
  </office:meta>
</office:document-meta>
</file>